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 New Roman1" svg:font-family="'Times New Roman'" style:font-family-generic="roman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language="ru" fo:country="RU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style:font-name="Times New Roman1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8" style:family="paragraph" style:parent-style-name="Heading_20_1">
      <style:paragraph-properties fo:text-align="justify" style:justify-single-word="false"/>
      <style:text-properties fo:language="ru" fo:country="RU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P10" style:family="paragraph" style:parent-style-name="Text_20_body" style:list-style-name="L5">
      <style:paragraph-properties fo:text-align="justify" style:justify-single-word="false"/>
    </style:style>
    <style:style style:name="P11" style:family="paragraph" style:parent-style-name="Text_20_body" style:list-style-name="L6">
      <style:paragraph-properties fo:text-align="justify" style:justify-single-word="false"/>
    </style:style>
    <style:style style:name="P12" style:family="paragraph" style:parent-style-name="Text_20_body" style:list-style-name="L7">
      <style:paragraph-properties fo:text-align="justify" style:justify-single-word="false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Times New Roman1"/>
    </style:style>
    <style:style style:name="P14" style:family="paragraph" style:parent-style-name="Text_20_body">
      <style:text-properties fo:language="ru" fo:country="RU"/>
    </style:style>
    <style:style style:name="P15" style:family="paragraph" style:parent-style-name="Text_20_body">
      <style:paragraph-properties fo:text-align="justify" style:justify-single-word="false"/>
      <style:text-properties fo:language="ru" fo:country="RU"/>
    </style:style>
    <style:style style:name="P16" style:family="paragraph" style:parent-style-name="Text_20_body" style:list-style-name="L5">
      <style:paragraph-properties fo:text-align="justify" style:justify-single-word="false"/>
      <style:text-properties fo:language="ru" fo:country="RU"/>
    </style:style>
    <style:style style:name="P17" style:family="paragraph" style:parent-style-name="Text_20_body" style:list-style-name="L6">
      <style:paragraph-properties fo:text-align="justify" style:justify-single-word="false"/>
      <style:text-properties fo:language="ru" fo:country="RU"/>
    </style:style>
    <style:style style:name="P18" style:family="paragraph" style:parent-style-name="Text_20_body" style:list-style-name="L2">
      <style:text-properties fo:language="ru" fo:country="RU"/>
    </style:style>
    <style:style style:name="P19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20" style:family="paragraph" style:parent-style-name="Text_20_body" style:list-style-name="L4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21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22" style:family="paragraph" style:parent-style-name="Text_20_body" style:list-style-name="L4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23" style:family="paragraph" style:parent-style-name="Text_20_body" style:list-style-name="L7">
      <style:paragraph-properties fo:margin-left="0cm" fo:margin-right="0cm" fo:text-align="justify" style:justify-single-word="false" fo:text-indent="-0.635cm" style:auto-text-indent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language="en" fo:country="US" fo:font-style="italic" fo:font-weight="bold" style:language-asian="en" style:country-asian="US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Liberation Sans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Слайд</text:h>
      <text:p text:style-name="P3"><text:span text:style-name="T1">Здравствуйте, уважаемые члены комиссии. Тема моей работы: «</text:span><text:span text:style-name="T2">Разработка веб-редактора формализованных электронных документов на основе технологии GWT</text:span><text:span text:style-name="T1">»</text:span></text:p>
      <text:h text:style-name="P8" text:outline-level="1">Слайд</text:h>
      <text:p text:style-name="P4">Развитие информационных технологий выдвинуло в наши дни такую отрасль, как создание Корпоративных Информационных Систем. Среди них особо выделяются системы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P4">Функции системы документооборота можно разделить на 2 группы:</text:p>
      <text:list xml:id="list1533204135" text:style-name="L1">
        <text:list-item>
          <text:p text:style-name="P9">управление всем документооборотом в целом (какие документы куда направить и в какое состояние привести)</text:p>
          <text:p text:style-name="P9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13">управление отдельным документом (создание, редактирование, просмотр, удаление)</text:p>
          <text:p text:style-name="P13">Эти функции требуют формализации самого документа.</text:p>
        </text:list-item>
      </text:list>
      <text:p text:style-name="P5">Одной из организаций, где востребованы сегодня системы документооборота, является Федеральная Таможенная Служба Российской Федерации (ФТС РФ). В рамках создаваемой для нее системы Электонного Декларирования Товаров и Транспортных Средств (ЭДТиТС) взаимодействуют 2 подсистемы: <text:bookmark-start text:name="DDE_LINK"/>управления документооборотом таможенных органов<text:bookmark-end text:name="DDE_LINK"/> (УДТО) и редактора электонных документов.</text:p>
      <text:p text:style-name="P4">Настоящая работа посвящена разработке подсистемы редактора формализованных электонных таможенных документов.</text:p>
      <text:h text:style-name="P8" text:outline-level="1">Слайд</text:h>
      <text:p text:style-name="P2">Необходимо с одной стороны, создать приложение, а с другой стороны, сделать его востребованным. Отсюда цели.</text:p>
      <text:h text:style-name="P8" text:outline-level="1">Слайд</text:h>
      <text:p text:style-name="Text_20_body">Выполнение требований, изложенных здесь, минимально необходимо для создания редактора таможенных документов</text:p>
      <text:h text:style-name="P8" text:outline-level="1">Слайд</text:h>
      <text:p text:style-name="P14">Выполнение следующих требований минимально необходимо для того, чтобы избежать недостатков существующих аналогов редактора, а значит, создать конкурентное преимущество. </text:p>
      <text:p text:style-name="P14">Недостатки существующих аналогов таковы:</text:p>
      <text:list xml:id="list1371457125" text:style-name="L2">
        <text:list-item>
          <text:p text:style-name="P18">низкая скорость реакции пользовательского интерфейса</text:p>
        </text:list-item>
        <text:list-item>
          <text:p text:style-name="P18">пользователь вынужден вводить все данные вручную</text:p>
        </text:list-item>
        <text:list-item>
          <text:p text:style-name="P18">недостаток поддержки пользователя справочной информацией по заполнению документов</text:p>
        </text:list-item>
        <text:list-item>
          <text:p text:style-name="P18">неустойчивость к аппаратным сбоям</text:p>
        </text:list-item>
      </text:list>
      <text:p text:style-name="Text_20_body">Здесь изложены преимущества, которые необходимо обеспечить.</text:p>
      <text:h text:style-name="P8" text:outline-level="1"><text:soft-page-break/>Слайд</text:h>
      <text:p text:style-name="P4"><text:span text:style-name="T1">Среди основных требований к продукту — реализация его как веб-приложение на основе технологии </text:span><text:span text:style-name="T3">GWT. </text:span><text:span text:style-name="T1">Что это означает? Это означает, что в основу клиентской части приложения ляжет </text:span><text:span text:style-name="T3">AJAX-</text:span><text:span text:style-name="T1">фреймворк.</text:span></text:p>
      <text:p text:style-name="P4"><text:span text:style-name="T1">О том, что такое </text:span><text:span text:style-name="T3">AJAX, </text:span><text:span text:style-name="T1">уже десятки раз сказано и пересказано в защитах всевозможных работ. О том, что хотя подход этот возник и не вчера, но что он является пока передовым, <text:s/>знает любой, причастный к веб-разработкам. О том, что хотя по этой теме написано множество книг, этому понятию, все же, многие затрудняются дать четкое определение, знает, опять же, любой, причастный к веб-разработкам. Известно и то, наконец, что тот из разработчиков, кто первым применит в своей области </text:span><text:span text:style-name="T3">AJAX-</text:span><text:span text:style-name="T1">технологию, на какое-то время получит ощутимое конкурентное преимущество.</text:span></text:p>
      <text:p text:style-name="P4"><text:span text:style-name="T1">И, тем не менее, столкнувшись впервые с разработкой </text:span><text:span text:style-name="T3">AJAX-</text:span><text:span text:style-name="T1">приложения, нужно было разобраться в основах. </text:span></text:p>
      <text:p text:style-name="P4"><text:span text:style-name="T1">В чем основная особенность </text:span><text:span text:style-name="T3">AJAX(Asyncronous JavaScript And XML)? </text:span><text:span text:style-name="T1">Она в том, что взаимодействие клиента и сервера происходит асинхронно, а не синхронно, как раньше. В противоположность старому способу взаимодействия, заставлявшему клиента ждать ответа сервера и требовавшему обновления всей страницы, новый способ освобождает клиента от этого. В сочетании с широким использованием </text:span><text:span text:style-name="T3">JavaScript </text:span><text:span text:style-name="T1">на странице, это означает не только обновление пользовательских данных в полях редактирования, но и обновление структуры страницы. Это дает веб-интерфейсу почти такие же возможности, как и интерфейсу настольных приложений. Это позволяет предоставить пользователю большие удобства в использовании приложения.</text:span></text:p>
      <text:p text:style-name="P2">Не случайно теперь перевод в веб офисных сред редактирования документов и сред программирования стал лишь вопросом времени.</text:p>
      <text:h text:style-name="P8" text:outline-level="1">Слайд</text:h>
      <text:p text:style-name="P7"><text:span text:style-name="T1">Среди прочих </text:span><text:span text:style-name="T3">AJAX</text:span><text:span text:style-name="T1">-технологий особо выделяется </text:span><text:span text:style-name="T3">Google Web Toolkit. </text:span><text:span text:style-name="T1">Являясь фреймворком, - каркасом для создания приложений, он включает</text:span></text:p>
      <text:list xml:id="list2015356579" text:style-name="L3">
        <text:list-item>
          <text:p text:style-name="P19"><text:span text:style-name="T1">компилятор </text:span><text:span text:style-name="T3">java </text:span><text:span text:style-name="T1">в </text:span><text:span text:style-name="T3">javaScript</text:span></text:p>
        </text:list-item>
        <text:list-item>
          <text:p text:style-name="P21">библиотеку, эмулирующую стандартные типы <text:span text:style-name="T3">java</text:span></text:p>
        </text:list-item>
        <text:list-item>
          <text:p text:style-name="P21">библиотеку элементов графического интерфейса</text:p>
        </text:list-item>
        <text:list-item>
          <text:p text:style-name="P21">среду исполнения, позволяющую производить полноценную отладку <text:span text:style-name="T3">java-</text:span>кода</text:p>
        </text:list-item>
      </text:list>
      <text:p text:style-name="P6">Позволяя писать на <text:span text:style-name="T3">Java, </text:span>вместо <text:span text:style-name="T3">Html </text:span>и <text:span text:style-name="T3">JavaScript, </text:span>технология облегчает труд:</text:p>
      <text:list xml:id="list2071699606" text:style-name="L4">
        <text:list-item>
          <text:p text:style-name="P22">статической типизацией</text:p>
        </text:list-item>
        <text:list-item>
          <text:p text:style-name="P22">использованием полиморфизма</text:p>
        </text:list-item>
        <text:list-item>
          <text:p text:style-name="P22">возможностью полноценной отладки</text:p>
        </text:list-item>
        <text:list-item>
          <text:p text:style-name="P20"><text:span text:style-name="T1">тесным взаимодействием клиентского кода и серверного, написанных на </text:span><text:span text:style-name="T3">Java</text:span></text:p>
        </text:list-item>
      </text:list>
      <text:h text:style-name="P8" text:outline-level="1">Слайд</text:h>
      <text:p text:style-name="P2">Задача сервера в нашем приложении — централизованно хранить, разбирать и валидировать документы по схеме. Если основная технология построения клиента была регламентирована, то основную технологию построения сервера придется выбрать. Критерии выбора представлены на слайде.</text:p>
      <text:h text:style-name="P8" text:outline-level="1">Слайд</text:h>
      <text:p text:style-name="P4"><text:span text:style-name="T1">Простейшая технология работы с </text:span><text:span text:style-name="T3">XML-</text:span><text:span text:style-name="T1">документами — </text:span><text:span text:style-name="T3">DOM. </text:span><text:span text:style-name="T1">Стандартная библиотека классов по спецификации </text:span><text:span text:style-name="T3">W3C </text:span><text:span text:style-name="T1">преобразует документ в набор объектов заданных спецификацией типов. </text:span></text:p>
      <text:p text:style-name="P2"><text:span text:style-name="T4">Достоинства</text:span>: простота для небольших задач. </text:p>
      <text:p text:style-name="P2"><text:soft-page-break/><text:span text:style-name="T4">Недостатки</text:span>: хранение в БД только целиком, валидация только целиком.</text:p>
      <text:h text:style-name="P8" text:outline-level="1">Слайд</text:h>
      <text:p text:style-name="P2">Многие, за недостаточностью <text:span text:style-name="T3">DOM </text:span>для сложных задач, пытались создать более подходящую технологию, используя концепцию <text:span text:style-name="T3">JavaBeans – </text:span>специально создаваемых классов, подчиняющихся общим правилам. Применительно к разбору <text:span text:style-name="T3">XML </text:span>это означает</text:p>
      <text:list xml:id="list1909714958" text:style-name="L5">
        <text:list-item>
          <text:p text:style-name="P16">т.н. маршаллизацию (разбор) документа в объекты заранее сгенерированных по схеме классов</text:p>
        </text:list-item>
        <text:list-item>
          <text:p text:style-name="P10"><text:span text:style-name="T1">работу с объектами, как с обычными объектами </text:span><text:span text:style-name="T3">Java</text:span></text:p>
        </text:list-item>
        <text:list-item>
          <text:p text:style-name="P16">и демаршаллизацию их обратно по окончании работы</text:p>
        </text:list-item>
      </text:list>
      <text:p text:style-name="P2">Разработанные порознь, они удовлетворяют одним заданным нами критериям и не удовлетворяют другим. Это будет сведено в таблицу на следующих слайдах.</text:p>
      <text:h text:style-name="P8" text:outline-level="1">Слайд</text:h>
      <text:p text:style-name="P4"><text:span text:style-name="T1">Особняком стоит </text:span><text:span text:style-name="T3">Eclipse Modeling Framework. </text:span><text:span text:style-name="T1">Разработанный во всей полноте </text:span><text:span text:style-name="T3">IBM </text:span><text:span text:style-name="T1">и </text:span><text:span text:style-name="T3">Eclipse Community, </text:span><text:span text:style-name="T1">он представляет собой набор утилит для генерации кода и библиотеку классов для моделирования с собственной рефлексией, более глубокой, чем стандартная </text:span><text:span text:style-name="T3">Java. </text:span><text:span text:style-name="T1">Все это </text:span><text:span text:style-name="T1">поддержано средой разработки </text:span><text:span text:style-name="T3">Eclipse. </text:span></text:p>
      <text:p text:style-name="P2"><text:span text:style-name="T4">Достоинства</text:span>: удовлетворяет всем заданным критериям</text:p>
      <text:p text:style-name="P2"><text:span text:style-name="T4">Недостатки</text:span>: большой набор зависимостей, и на момент начала разработки редактора невозможность переноса модели целиком на клиентскую сторону.</text:p>
      <text:h text:style-name="P8" text:outline-level="1">Слайд</text:h>
      <text:p text:style-name="P2">Сопоставив все критерии, видим, что</text:p>
      <text:list xml:id="list201887302" text:style-name="L6">
        <text:list-item>
          <text:p text:style-name="P11"><text:span text:style-name="T1">наименее удовлетворяет им технология </text:span><text:span text:style-name="T3">DOM</text:span></text:p>
        </text:list-item>
        <text:list-item>
          <text:p text:style-name="P17">наиболее им удовлетворяет технология <text:span text:style-name="T3">EMF</text:span></text:p>
        </text:list-item>
      </text:list>
      <text:p text:style-name="P2">Учитывая то, что <text:span text:style-name="T3">EMF, </text:span>как и остальные,<text:span text:style-name="T3"> </text:span>является свободной и не требует затрат на приобретение, используем ее для реализации серверной части приложения.</text:p>
      <text:h text:style-name="P8" text:outline-level="1">Слайд</text:h>
      <text:p text:style-name="P2">От теории перейдем к практике. Пр<office:annotation>
     <dc:creator>Андрей Ерёменок</dc:creator>
     <dc:date>2009-01-27T22:55:48</dc:date>
     <text:p text:style-name="P24"><text:span text:style-name="T5">Про разделение бд портала и редактора</text:span></text:p>
    </office:annotation>оектируя систему, нужно решить 2 задачи: спроектировать клиентскую часть и серверную, заставив их правильно взаимодействовать.</text:p>
      <text:p text:style-name="P2">Модули, которые можно выделить в серверной части, с учетом взаимодействия с Порталом Декларанта, изображены на схеме.</text:p>
      <text:h text:style-name="P8" text:outline-level="1">Слайд</text:h>
      <text:p text:style-name="P2"><text:span text:style-name="T1">Модули, которые можно выделить в клиентской части, с учетом взаимодействия с серверной частью, изображены на схеме. Отметим, что модуль отрисовки страниц должен отрисовывать целый набор страниц, заданных спецификацией. Они имеют множество полей (до 300), которые располагаются нетривиально. Все это требует введения в проект системы «декларативный язык-кодогенератор-</text:span><text:span text:style-name="T3">java-</text:span>код для <text:span text:style-name="T3">GWT</text:span><text:span text:style-name="T1">»</text:span><text:span text:style-name="T3">. Ее</text:span> место в проекте показывает следующий слайд.</text:p>
      <text:h text:style-name="P8" text:outline-level="1">Слайд</text:h>
      <text:p text:style-name="P4"><text:span text:style-name="T1">Описание страницы должно не только наглядно устанавливать местоположение каждого элемента управления, но и привязывать его к заданному полю документа на сервере. Язык для такого описания можно получить, расширив стандартный </text:span><text:span text:style-name="T3">HTML </text:span><text:span text:style-name="T1">элементами и атрибутами для описания взаимодействия с полями и описания нестандартных элементов </text:span><text:soft-page-break/><text:span text:style-name="T1">управления. Т.о. на основе стандартного </text:span><text:span text:style-name="T3">HTML-</text:span><text:span text:style-name="T1">парсера был написан кодогенератор. Место, которое он занял в создании приложения, — показано на этой схеме.</text:span></text:p>
      <text:h text:style-name="P8" text:outline-level="1">Слайд</text:h>
      <text:p text:style-name="P2">Процесс реализации был долгим и кропотливым, его подробности стоит пропустить. В результате создано приложение, общий вид которого представлен на слайде. На заднем плане — обычная страница редактирования. На переднем — пример более сложного элемента — всплывающее окно для редактирования множественных элементов документа.</text:p>
      <text:h text:style-name="P8" text:outline-level="1">Слайд</text:h>
      <text:p text:style-name="P1">Подведем итог. Каковы результаты проделанной работы?</text:p>
      <text:list xml:id="list1017861385" text:style-name="L7">
        <text:list-item>
          <text:p text:style-name="P12">Создан веб-редактор электронных таможенных документов на основе технологии <text:span text:style-name="T3">GWT, </text:span><text:span text:style-name="T1">удовлетворяющий основным поставленным требованиям</text:span></text:p>
        </text:list-item>
        <text:list-item>
          <text:p text:style-name="P12">Примене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2">В составе редактора спроектирована и реализована подсистема автоматического заполнения <text:span text:style-name="T1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2">Структура редактора делает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2">В состав редактора введена система справочников НСИ и помощи по заполнению документа. <text:s/>Это сделало редактор более дружественным к пользователю.</text:p>
          <text:p text:style-name="P23">Все эти премущества обеспечили тот факт, что в ближайшие месяцы ожидается внедрение разработанного продукта в составе системы ЭДТиТС на таможенных постах ФТС</text:p>
          <text:p text:style-name="P23"/>
        </text:list-item>
      </text:list>
      <text:p text:style-name="P1">Спасибо за внимание, пожалуйста, задавайте во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 New Roman1" svg:font-family="'Times New Roman'" style:font-family-generic="roman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lyt-darkblue_7e_LT_7e_Gliederung_20_1" style:display-name="lyt-darkblue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lyt-darkblue_7e_LT_7e_Gliederung_20_2" style:display-name="lyt-darkblue~LT~Gliederung 2" style:family="paragraph" style:parent-style-name="lyt-darkblue_7e_LT_7e_Gliederung_20_1">
      <style:paragraph-properties fo:margin-top="0cm" fo:margin-bottom="0.4cm"/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-top="0cm" fo:margin-bottom="0.3cm"/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paragraph-properties fo:margin-top="0cm" fo:margin-bottom="0.199cm"/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>
      <style:paragraph-properties fo:margin-top="0cm" fo:margin-bottom="0.101cm"/>
    </style:style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darkblue_7e_LT_7e_Untertitel" style:display-name="lyt-darkblu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darkblue_7e_LT_7e_Notizen" style:display-name="lyt-darkblu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darkblue_7e_LT_7e_Hintergrundobjekte" style:display-name="lyt-darkblue~LT~Hintergrundobjekte" style:family="paragraph">
      <style:paragraph-properties style:text-autospace="none"/>
      <style:text-properties style:letter-kerning="true"/>
    </style:style>
    <style:style style:name="lyt-darkblue_7e_LT_7e_Hintergrund" style:display-name="lyt-darkblu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top="0cm" fo:margin-bottom="0.4cm"/>
      <style:text-properties fo:font-size="28pt" style:font-size-asian="28pt" style:font-size-complex="2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6T11:47:47.96</meta:creation-date>
    <meta:generator>OpenOffice.org/3.0$Linux OpenOffice.org_project/300m9$Build-9358</meta:generator>
    <dc:date>2009-01-27T23:20:21</dc:date>
    <dc:creator>Андрей Ерёменок</dc:creator>
    <meta:editing-duration>PT03H53M00S</meta:editing-duration>
    <meta:editing-cycles>146</meta:editing-cycles>
    <meta:document-statistic meta:table-count="0" meta:image-count="0" meta:object-count="0" meta:page-count="4" meta:paragraph-count="79" meta:word-count="1197" meta:character-count="9111"/>
    <meta:user-defined meta:name="Поле 1"/>
    <meta:user-defined meta:name="Поле 2"/>
    <meta:user-defined meta:name="Поле 3"/>
    <meta:user-defined meta:name="Поле 4"/>
  </office:meta>
</office:document-meta>
</file>